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50000019C9393822718C8BF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UnicodeMS" svg:font-family="ArialUnicodeMS" style:font-pitch="variable"/>
    <style:font-face style:name="ArialUnicodeMS1" svg:font-family="ArialUnicodeM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image-opacity="54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color="#000000" loext:opacity="100%" style:font-name="ArialUnicodeMS1" fo:font-size="12pt" style:font-size-asian="12pt" style:font-name-complex="ArialUnicodeMS1" style:font-size-complex="12pt"/>
    </style:style>
    <style:style style:name="T2" style:family="text">
      <style:text-properties fo:color="#000000" loext:opacity="100%" style:font-name="ArialUnicodeMS1" fo:font-size="18pt" style:font-size-asian="18pt" style:font-name-complex="ArialUnicodeMS1" style:font-size-complex="18pt"/>
    </style:style>
    <style:style style:name="T3" style:family="text">
      <style:text-properties fo:color="#000000" loext:opacity="100%" style:font-name="ArialUnicodeMS1" fo:font-size="16pt" style:font-size-asian="16pt" style:font-name-complex="ArialUnicodeM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ev" form:control-implementation="ooo:com.sun.star.form.component.TextField" xml:id="control1" form:id="control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nnan" form:control-implementation="ooo:com.sun.star.form.component.TextField" xml:id="control2" form:id="control2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va" form:control-implementation="ooo:com.sun.star.form.component.TextField" xml:id="control3" form:id="control3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b" form:control-implementation="ooo:com.sun.star.form.component.TextField" xml:id="control4" form:id="control4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agonszam" form:control-implementation="ooo:com.sun.star.form.component.TextField" xml:id="control5" form:id="control5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ulesszam" form:control-implementation="ooo:com.sun.star.form.component.TextField" xml:id="control6" form:id="control6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izetendo" form:control-implementation="ooo:com.sun.star.form.component.TextField" xml:id="control7" form:id="control7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asarlasido" form:control-implementation="ooo:com.sun.star.form.component.TextField" xml:id="control8" form:id="control8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egyazonosito" form:control-implementation="ooo:com.sun.star.form.component.TextField" xml:id="control9" form:id="control9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dulas" form:control-implementation="ooo:com.sun.star.form.component.TextField" xml:id="control10" form:id="control10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odavissza" form:control-implementation="ooo:com.sun.star.form.component.TextField" xml:id="control11" form:id="control11" form:readonly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0.99cm" svg:height="29.7cm" svg:x="0cm" svg:y="0.001cm" svg:viewBox="0 0 20991 29701" draw:points="0,0 20991,0 20991,29701 0,29701">
          <text:p/>
        </draw:polygon>
        <draw:frame draw:style-name="gr2" draw:text-style-name="P2" draw:layer="layout" svg:width="20.989cm" svg:height="29.654cm" svg:x="0cm" svg:y="0cm">
          <draw:image xlink:href="Pictures/10000001000002050000019C9393822718C8BF39.png" xlink:type="simple" xlink:show="embed" xlink:actuate="onLoad" draw:mime-type="image/png">
            <text:p/>
          </draw:image>
        </draw:frame>
        <draw:frame draw:style-name="gr3" draw:text-style-name="P4" draw:layer="layout" svg:width="2.525cm" svg:height="0.475cm" svg:x="1.09cm" svg:y="1.143cm">
          <draw:text-box>
            <text:p text:style-name="P3"><text:span text:style-name="T1">Terminus Kft.</text:span></text:p>
          </draw:text-box>
        </draw:frame>
        <draw:polygon draw:style-name="gr4" draw:text-style-name="P5" draw:layer="layout" svg:width="4.561cm" svg:height="0.035cm" svg:x="8.357cm" svg:y="27.61cm" svg:viewBox="0 0 4562 36" draw:points="0,36 4562,36 4562,0 0,0">
          <text:p/>
        </draw:polygon>
        <draw:frame draw:style-name="gr3" draw:text-style-name="P4" draw:layer="layout" svg:width="2.864cm" svg:height="0.475cm" svg:x="12.936cm" svg:y="0.973cm">
          <draw:text-box>
            <text:p text:style-name="P3"><text:span text:style-name="T1">Jegyazonosító:</text:span></text:p>
          </draw:text-box>
        </draw:frame>
        <draw:frame draw:style-name="gr5" draw:text-style-name="P6" draw:layer="layout" svg:width="4.862cm" svg:height="0.712cm" svg:x="7.751cm" svg:y="27.018cm">
          <draw:text-box>
            <text:p text:style-name="P3"><text:span text:style-name="T2">www.terminus.hu</text:span></text:p>
          </draw:text-box>
        </draw:frame>
        <draw:frame draw:style-name="gr6" draw:text-style-name="P7" draw:layer="layout" svg:width="2.635cm" svg:height="0.628cm" svg:x="1.82cm" svg:y="16.745cm">
          <draw:text-box>
            <text:p text:style-name="P3"><text:span text:style-name="T3">Fizetendő:</text:span></text:p>
          </draw:text-box>
        </draw:frame>
        <draw:frame draw:style-name="gr6" draw:text-style-name="P7" draw:layer="layout" svg:width="2.606cm" svg:height="0.628cm" svg:x="8.749cm" svg:y="0.99cm">
          <draw:text-box>
            <text:p text:style-name="P3"><text:span text:style-name="T3">Menetjegy</text:span></text:p>
          </draw:text-box>
        </draw:frame>
        <draw:frame draw:style-name="gr6" draw:text-style-name="P7" draw:layer="layout" svg:width="2.131cm" svg:height="0.628cm" svg:x="1.887cm" svg:y="6.112cm">
          <draw:text-box>
            <text:p text:style-name="P3"><text:span text:style-name="T3">Honnan:</text:span></text:p>
          </draw:text-box>
        </draw:frame>
        <draw:frame draw:style-name="gr6" draw:text-style-name="P7" draw:layer="layout" svg:width="1.475cm" svg:height="0.628cm" svg:x="1.887cm" svg:y="7.545cm">
          <draw:text-box>
            <text:p text:style-name="P3"><text:span text:style-name="T3">Hova:</text:span></text:p>
          </draw:text-box>
        </draw:frame>
        <draw:frame draw:style-name="gr6" draw:text-style-name="P7" draw:layer="layout" svg:width="2.982cm" svg:height="0.628cm" svg:x="12.559cm" svg:y="11.351cm">
          <draw:text-box>
            <text:p text:style-name="P3"><text:span text:style-name="T3">Oda-vissza:</text:span></text:p>
          </draw:text-box>
        </draw:frame>
        <draw:frame draw:style-name="gr6" draw:text-style-name="P7" draw:layer="layout" svg:width="2.953cm" svg:height="0.628cm" svg:x="1.887cm" svg:y="14.117cm">
          <draw:text-box>
            <text:p text:style-name="P3"><text:span text:style-name="T3">Ülésszáma:</text:span></text:p>
          </draw:text-box>
        </draw:frame>
        <draw:frame draw:style-name="gr6" draw:text-style-name="P7" draw:layer="layout" svg:width="3.609cm" svg:height="0.628cm" svg:x="1.856cm" svg:y="12.748cm">
          <draw:text-box>
            <text:p text:style-name="P3"><text:span text:style-name="T3">Vagon száma:</text:span></text:p>
          </draw:text-box>
        </draw:frame>
        <draw:frame draw:style-name="gr6" draw:text-style-name="P7" draw:layer="layout" svg:width="4.426cm" svg:height="0.628cm" svg:x="12.471cm" svg:y="9.09cm">
          <draw:text-box>
            <text:p text:style-name="P3"><text:span text:style-name="T3">Indulás időpontja:</text:span></text:p>
          </draw:text-box>
        </draw:frame>
        <draw:frame draw:style-name="gr6" draw:text-style-name="P7" draw:layer="layout" svg:width="3.706cm" svg:height="0.628cm" svg:x="1.75cm" svg:y="22.241cm">
          <draw:text-box>
            <text:p text:style-name="P3"><text:span text:style-name="T3">Vásárlás ideje:</text:span></text:p>
          </draw:text-box>
        </draw:frame>
        <draw:frame draw:style-name="gr6" draw:text-style-name="P7" draw:layer="layout" svg:width="1.162cm" svg:height="0.628cm" svg:x="1.82cm" svg:y="4.063cm">
          <draw:text-box>
            <text:p text:style-name="P3"><text:span text:style-name="T3">Név:</text:span></text:p>
          </draw:text-box>
        </draw:frame>
        <draw:control draw:name="nev" draw:style-name="standard" draw:text-style-name="P8" draw:layer="controls" svg:width="5.5cm" svg:height="1cm" svg:x="3.25cm" svg:y="3.75cm" draw:control="control1"/>
        <draw:control draw:name="honnan" draw:style-name="standard" draw:text-style-name="P8" draw:layer="controls" svg:width="5.5cm" svg:height="1cm" svg:x="4.25cm" svg:y="5.898cm" draw:control="control2"/>
        <draw:control draw:name="hova" draw:style-name="standard" draw:text-style-name="P8" draw:layer="controls" svg:width="5.5cm" svg:height="1cm" svg:x="3.75cm" svg:y="7.5cm" draw:control="control3"/>
        <draw:control draw:name="db" draw:style-name="standard" draw:text-style-name="P8" draw:layer="controls" svg:width="5.5cm" svg:height="1cm" svg:x="2cm" svg:y="10.25cm" draw:control="control4"/>
        <draw:control draw:name="vagonszam" draw:style-name="standard" draw:text-style-name="P8" draw:layer="controls" svg:width="5.5cm" svg:height="1cm" svg:x="5.685cm" svg:y="12.5cm" draw:control="control5"/>
        <draw:control draw:name="ulesszam" draw:style-name="standard" draw:text-style-name="P8" draw:layer="controls" svg:width="5.5cm" svg:height="1cm" svg:x="5.75cm" svg:y="14cm" draw:control="control6"/>
        <draw:control draw:name="fizetendo" draw:style-name="standard" draw:text-style-name="P8" draw:layer="controls" svg:width="5.5cm" svg:height="1cm" svg:x="5cm" svg:y="16.75cm" draw:control="control7"/>
        <draw:control draw:name="vasarlasido" draw:style-name="standard" draw:text-style-name="P8" draw:layer="controls" svg:width="5.5cm" svg:height="1cm" svg:x="5.75cm" svg:y="22.25cm" draw:control="control8"/>
        <draw:control draw:name="jegyazonosito" draw:style-name="standard" draw:text-style-name="P8" draw:layer="controls" svg:width="4.5cm" svg:height="0.5cm" svg:x="16cm" svg:y="1cm" draw:control="control9"/>
        <draw:control draw:name="indulas" draw:style-name="standard" draw:text-style-name="P8" draw:layer="controls" svg:width="3.75cm" svg:height="1cm" svg:x="17cm" svg:y="9cm" draw:control="control10"/>
        <draw:control draw:name="odavissza" draw:style-name="standard" draw:text-style-name="P8" draw:layer="controls" svg:width="4.5cm" svg:height="1cm" svg:x="15.75cm" svg:y="11.25cm" draw:control="control11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UnicodeMS" svg:font-family="ArialUnicodeMS" style:font-pitch="variable"/>
    <style:font-face style:name="ArialUnicodeMS1" svg:font-family="ArialUnicodeM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hu" fo:country="H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1-27T20:22:21.145000000</dc:date>
    <meta:editing-duration>PT5M42S</meta:editing-duration>
    <meta:editing-cycles>1</meta:editing-cycles>
    <meta:document-statistic meta:object-count="27"/>
    <meta:generator>LibreOffice/7.2.3.2$Windows_X86_64 LibreOffice_project/d166454616c1632304285822f9c83ce2e660fd92</meta:generator>
  </office:meta>
</office:document-meta>
</file>